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" style:parent-style-name="Normal" style:family="paragraph">
      <style:paragraph-properties fo:text-align="center"/>
      <style:text-properties fo:language="fr" fo:country="FR"/>
    </style:style>
    <style:style style:name="P3" style:parent-style-name="Paragraphedeliste" style:list-style-name="LFO1" style:family="paragraph">
      <style:paragraph-properties fo:text-align="justify"/>
      <style:text-properties fo:language="fr" fo:country="FR"/>
    </style:style>
    <style:style style:name="P4" style:parent-style-name="Paragraphedeliste" style:list-style-name="LFO1" style:family="paragraph">
      <style:paragraph-properties fo:text-align="justify"/>
      <style:text-properties fo:language="fr" fo:country="FR"/>
    </style:style>
    <style:style style:name="P5" style:parent-style-name="Paragraphedeliste" style:list-style-name="LFO1" style:family="paragraph">
      <style:paragraph-properties fo:text-align="justify"/>
      <style:text-properties fo:language="fr" fo:country="FR"/>
    </style:style>
    <style:style style:name="P6" style:parent-style-name="Normal" style:family="paragraph">
      <style:paragraph-properties fo:text-align="justify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font-weight="bold" style:font-weight-asian="bold" style:font-weight-complex="bold"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paragraph-properties fo:text-align="justify"/>
      <style:text-properties fo:language="fr" fo:country="FR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 fo:language="fr" fo:country="FR"/>
    </style:style>
    <style:style style:name="T13" style:parent-style-name="Policepardéfaut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P15" style:parent-style-name="Normal" style:family="paragraph">
      <style:paragraph-properties fo:text-align="justify"/>
      <style:text-properties fo:language="fr" fo:country="FR"/>
    </style:style>
    <style:style style:name="P16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17" style:parent-style-name="Normal" style:family="paragraph">
      <style:paragraph-properties fo:text-align="justify"/>
      <style:text-properties fo:language="fr" fo:country="FR"/>
    </style:style>
    <style:style style:name="P18" style:parent-style-name="Normal" style:family="paragraph">
      <style:paragraph-properties fo:text-align="justify"/>
      <style:text-properties fo:language="fr" fo:country="FR"/>
    </style:style>
    <style:style style:name="P19" style:parent-style-name="Normal" style:family="paragraph">
      <style:paragraph-properties fo:text-align="justify"/>
      <style:text-properties fo:language="fr" fo:country="FR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fo:language="fr" fo:country="F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P24" style:parent-style-name="Normal" style:family="paragraph">
      <style:paragraph-properties fo:text-align="justify"/>
      <style:text-properties fo:language="fr" fo:country="FR"/>
    </style:style>
    <style:style style:name="P25" style:parent-style-name="Normal" style:family="paragraph">
      <style:paragraph-properties fo:text-align="justify"/>
      <style:text-properties fo:language="fr" fo:country="FR"/>
    </style:style>
    <style:style style:name="P26" style:parent-style-name="Normal" style:family="paragraph">
      <style:paragraph-properties fo:text-align="justify"/>
      <style:text-properties fo:language="fr" fo:country="FR"/>
    </style:style>
    <style:style style:name="P27" style:parent-style-name="Normal" style:family="paragraph">
      <style:paragraph-properties fo:text-align="justify"/>
      <style:text-properties fo:language="fr" fo:country="FR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fo:font-weight="bold" style:font-weight-asian="bold" style:font-weight-complex="bold" fo:font-size="12pt" style:font-size-asian="12pt" style:font-size-complex="12pt" fo:language="fr" fo:country="FR"/>
    </style:style>
    <style:style style:name="T30" style:parent-style-name="Policepardéfaut" style:family="text">
      <style:text-properties fo:font-size="12pt" style:font-size-asian="12pt" style:font-size-complex="12pt" fo:language="fr" fo:country="FR"/>
    </style:style>
    <style:style style:name="T31" style:parent-style-name="Policepardéfaut" style:family="text">
      <style:text-properties fo:language="fr" fo:country="FR"/>
    </style:style>
    <style:style style:name="P32" style:parent-style-name="Normal" style:family="paragraph">
      <style:paragraph-properties fo:text-align="justify"/>
      <style:text-properties fo:language="fr" fo:country="FR"/>
    </style:style>
    <style:style style:name="P33" style:parent-style-name="Normal" style:family="paragraph">
      <style:paragraph-properties fo:text-align="justify"/>
      <style:text-properties fo:font-weight="bold" style:font-weight-asian="bold" style:font-weight-complex="bold" fo:language="fr" fo:country="FR"/>
    </style:style>
    <style:style style:name="P34" style:parent-style-name="Normal" style:family="paragraph">
      <style:paragraph-properties fo:text-align="justify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color="#FF0000" fo:language="fr" fo:country="FR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color="#FF0000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Normal" style:family="paragraph">
      <style:paragraph-properties fo:text-align="justify"/>
      <style:text-properties fo:language="fr" fo:country="FR"/>
    </style:style>
    <style:style style:name="P42" style:parent-style-name="Normal" style:family="paragraph">
      <style:paragraph-properties fo:text-align="justify"/>
    </style:style>
    <style:style style:name="T43" style:parent-style-name="Policepardéfaut" style:family="text">
      <style:text-properties fo:font-weight="bold" style:font-weight-asian="bold" style:font-weight-complex="bold" fo:language="fr" fo:country="FR"/>
    </style:style>
    <style:style style:name="T44" style:parent-style-name="Policepardéfaut" style:family="text">
      <style:text-properties fo:language="fr" fo:country="FR"/>
    </style:style>
    <style:style style:name="P45" style:parent-style-name="Normal" style:family="paragraph">
      <style:paragraph-properties fo:text-align="justify"/>
      <style:text-properties fo:language="fr" fo:country="FR"/>
    </style:style>
    <style:style style:name="P46" style:parent-style-name="Normal" style:family="paragraph">
      <style:paragraph-properties fo:text-align="justify"/>
      <style:text-properties fo:language="fr" fo:country="FR"/>
    </style:style>
    <style:style style:name="P47" style:parent-style-name="Normal" style:family="paragraph">
      <style:paragraph-properties fo:text-align="justify"/>
      <style:text-properties fo:language="fr" fo:country="FR"/>
    </style:style>
    <style:style style:name="P48" style:parent-style-name="Normal" style:family="paragraph">
      <style:paragraph-properties fo:text-align="justify"/>
      <style:text-properties fo:language="fr" fo:country="FR"/>
    </style:style>
    <style:style style:name="P49" style:parent-style-name="Normal" style:family="paragraph">
      <style:paragraph-properties fo:text-align="justify"/>
      <style:text-properties fo:language="fr" fo:country="FR"/>
    </style:style>
    <style:style style:name="P50" style:parent-style-name="Normal" style:family="paragraph">
      <style:paragraph-properties fo:text-align="justify"/>
      <style:text-properties fo:language="fr" fo:country="FR"/>
    </style:style>
    <style:style style:name="P51" style:parent-style-name="Normal" style:family="paragraph">
      <style:paragraph-properties fo:text-align="justify"/>
      <style:text-properties fo:language="fr" fo:country="FR"/>
    </style:style>
    <style:style style:name="P52" style:parent-style-name="Normal" style:family="paragraph">
      <style:paragraph-properties fo:text-align="justify"/>
      <style:text-properties fo:language="fr" fo:country="FR"/>
    </style:style>
    <style:style style:name="P53" style:parent-style-name="Normal" style:family="paragraph">
      <style:paragraph-properties fo:text-align="justify"/>
    </style:style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Policepardéfaut" style:family="text">
      <style:text-properties fo:language="fr" fo:country="FR"/>
    </style:style>
    <style:style style:name="T57" style:parent-style-name="Policepardéfaut" style:family="text">
      <style:text-properties fo:language="fr" fo:country="FR"/>
    </style:style>
    <style:style style:name="T58" style:parent-style-name="Lienhypertexte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P60" style:parent-style-name="Normal" style:family="paragraph">
      <style:paragraph-properties fo:text-align="justify"/>
      <style:text-properties fo:language="fr" fo:country="FR"/>
    </style:style>
    <style:style style:name="P61" style:parent-style-name="Normal" style:family="paragraph">
      <style:paragraph-properties fo:text-align="justify"/>
      <style:text-properties fo:language="fr" fo:country="FR"/>
    </style:style>
    <style:style style:name="P62" style:parent-style-name="Normal" style:family="paragraph">
      <style:paragraph-properties fo:text-align="justify"/>
      <style:text-properties fo:language="fr" fo:country="FR"/>
    </style:style>
    <style:style style:name="P63" style:parent-style-name="Normal" style:family="paragraph">
      <style:paragraph-properties fo:text-align="justify"/>
      <style:text-properties fo:language="fr" fo:country="FR"/>
    </style:style>
  </office:automatic-styles>
  <office:body>
    <office:text text:use-soft-page-breaks="true">
      <text:p text:style-name="P1">Le Versionning</text:p>
      <text:p text:style-name="P2"/>
      <text:list text:style-name="LFO1" text:continue-numbering="true">
        <text:list-item>
          <text:p text:style-name="P3">Gérer les versions d’un programme<text:s/></text:p>
        </text:list-item>
        <text:list-item>
          <text:p text:style-name="P4">Historiser<text:s/></text:p>
        </text:list-item>
        <text:list-item>
          <text:p text:style-name="P5">Parcourir les versions facilement<text:s/></text:p>
        </text:list-item>
      </text:list>
      <text:p text:style-name="P6"><text:span text:style-name="T7">Centralized Version control systems (</text:span><text:span text:style-name="T8">CVCS</text:span><text:span text:style-name="T9">) = Outil de versioning en local (ancien)</text:span></text:p>
      <text:p text:style-name="P10"/>
      <text:p text:style-name="P11"><text:span text:style-name="T12">DVCS</text:span><text:span text:style-name="T13"><text:s/>Decentralized version control systems même chose sans serveur ce</text:span><text:span text:style-name="T14">ntral, on peut travailler hors ligne. Pb : mauvaise sécurité.<text:s/></text:span></text:p>
      <text:p text:style-name="P15"/>
      <text:p text:style-name="P16">GIT<text:s/></text:p>
      <text:p text:style-name="P17">Avantages : gestion des branches, rapidité, algorithmes de fusion, interface en console.<text:s/></text:p>
      <text:p text:style-name="P18">Inconvénients : mal supporté sur Windows, multitude de commandes<text:s/></text:p>
      <text:p text:style-name="P19"/>
      <text:p text:style-name="P20"><text:span text:style-name="T21">4 états de fichiers (indexé p</text:span><text:span text:style-name="T22">ar contenu) :<text:s/></text:span><text:span text:style-name="T23">Untracked unmodified modified staged</text:span></text:p>
      <text:p text:style-name="P24">A savoir : supprimer de l’index<text:s/></text:p>
      <text:p text:style-name="P25">Certains fichiers ne doivent pas<text:s/>être historisés<text:s/></text:p>
      <text:p text:style-name="P26">Pour éviter leur ajout dans l’index on doit ajouter un fichier .gitignore à la racine du projet avec à chaque ligne le nom des fichiers a ignorer<text:s/><text:s/></text:p>
      <text:p text:style-name="P27"/>
      <text:p text:style-name="P28"><text:span text:style-name="T29">L’historique</text:span><text:span text:style-name="T30"> </text:span><text:span text:style-name="T31">: un arbre / une arborescence. Chaque commit est une branche de l’arbre.<text:s/></text:span></text:p>
      <text:p text:style-name="P32"/>
      <text:p text:style-name="P33">MISE EN PRATIQUE :<text:s/></text:p>
      <text:p text:style-name="P34"><text:span text:style-name="T35">Création du dossier, on s’y positionne <text:s/>avec<text:s/></text:span><text:span text:style-name="T36">cd</text:span></text:p>
      <text:p text:style-name="P37"><text:span text:style-name="T38">Puis<text:s/></text:span><text:span text:style-name="T39">git init<text:s/></text:span><text:span text:style-name="T40">(transforme le dossier en projet git, un .git apparait dans le dossier en question pour l’historique des versions)<text:s/></text:span></text:p>
      <text:p text:style-name="P41">Attention on peut utiliser git bash sans utiliser bit bucket github gitlab</text:p>
      <text:p text:style-name="P42"><text:span text:style-name="T43">Repository</text:span><text:span text:style-name="T44"><text:s/>= projet sur un serveur de fichier utilisant le protocole de git.<text:s/></text:span></text:p>
      <text:p text:style-name="P45">Remote = notion abstraite. Copie du repository sur la machine locale, elle permet de se synchroniser avec le repository.<text:s/></text:p>
      <text:p text:style-name="P46">Clone = on peut cloner un repository (github), fait une copie d’un repository sur la machine</text:p>
      <text:p text:style-name="P47">Fork =<text:s/>Copie d’un repo sur un<text:s/>autre repo.<text:s/></text:p>
      <text:soft-page-break/>
      <text:p text:style-name="P48">Add = permet d’ajouter un fichier dans l’index <text:s/>et donc qu’il soit suivi et historisé. Git add<text:s/>. Permet d’ajouter toutes les fichiers modfiiés non suivis d’un coup<text:s/></text:p>
      <text:p text:style-name="P49">Status = pour voir où on en est.</text:p>
      <text:p text:style-name="P50">Commit = historise le fait que lon veuille garder ce fichier, créé une nouvelle version<text:s/></text:p>
      <text:p text:style-name="P51">Log = git log pour voir le dernier commit git log -5 pour voir les 5 derniers.<text:s/></text:p>
      <text:p text:style-name="P52">Push = envoyer les modifications sur le repository distant<text:s/></text:p>
      <text:p text:style-name="P53"><text:span text:style-name="T54">Faire un push sur la remote origin et la branche distante master : git push origin master</text:span><text:span text:style-name="T55"><text:s/></text:span><text:span text:style-name="T56">(attention de bien avoir fait<text:s/></text:span><text:span text:style-name="T57">git remote add origin<text:s/></text:span><text:a xlink:href="https://github.com/PierreBalland/Cours_Git.git" office:target-frame-name="_top" xlink:show="replace"><text:span text:style-name="T58">https://github.com/PierreBalland/Cours_Git.git</text:span></text:a><text:span text:style-name="T59">)<text:s/></text:span></text:p>
      <text:p text:style-name="P60"/>
      <text:p text:style-name="P61">Checkout = git checkout nomdelabranche pour switch de branche, git checkout -b nomdelabracnhe pour créer une nouvelle branche.<text:s/>Pour aller à un commit en particulier git log<text:s/></text:p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Balland</meta:initial-creator>
    <dc:creator>Pierre Balland</dc:creator>
    <meta:creation-date>2019-10-11T06:44:00Z</meta:creation-date>
    <dc:date>2019-10-11T08:32:00Z</dc:date>
    <meta:template xlink:href="Normal.dotm" xlink:type="simple"/>
    <meta:editing-cycles>5</meta:editing-cycles>
    <meta:editing-duration>PT6480S</meta:editing-duration>
    <meta:document-statistic meta:page-count="2" meta:paragraph-count="4" meta:word-count="349" meta:character-count="2340" meta:row-count="16" meta:non-whitespace-character-count="1995"/>
  </office:meta>
</office:document-meta>
</file>